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YUCRA NINA ALEX AMILC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UCRA NINA ALEX AMILCA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0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UCRA NINA ALEX AMILCA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LVAREZ YUCRA KUKULI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7299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2:22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